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47ec"/>
    </style:style>
    <style:style style:name="P2" style:family="paragraph" style:parent-style-name="Standard">
      <style:paragraph-properties fo:text-align="justify" style:justify-single-word="false"/>
      <style:text-properties officeooo:paragraph-rsid="0021b942"/>
    </style:style>
    <style:style style:name="P3" style:family="paragraph" style:parent-style-name="Standard">
      <style:paragraph-properties fo:text-align="justify" style:justify-single-word="false"/>
      <style:text-properties officeooo:paragraph-rsid="0021fb57"/>
    </style:style>
    <style:style style:name="P4" style:family="paragraph" style:parent-style-name="Standard">
      <style:paragraph-properties fo:text-align="justify" style:justify-single-word="false"/>
      <style:text-properties officeooo:paragraph-rsid="0026abc2"/>
    </style:style>
    <style:style style:name="T1" style:family="text">
      <style:text-properties officeooo:rsid="001e47ec"/>
    </style:style>
    <style:style style:name="T2" style:family="text">
      <style:text-properties officeooo:rsid="00203a8f"/>
    </style:style>
    <style:style style:name="T3" style:family="text">
      <style:text-properties officeooo:rsid="0021b942"/>
    </style:style>
    <style:style style:name="T4" style:family="text">
      <style:text-properties officeooo:rsid="0021fb57"/>
    </style:style>
    <style:style style:name="T5" style:family="text">
      <style:text-properties officeooo:rsid="002374bf"/>
    </style:style>
    <style:style style:name="T6" style:family="text">
      <style:text-properties officeooo:rsid="002562f0"/>
    </style:style>
    <style:style style:name="T7" style:family="text">
      <style:text-properties officeooo:rsid="0026ab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Lógica Modal.</text:span></text:p>
      <text:p text:style-name="Standard"><text:span text:style-name="T1"/></text:p>
      <text:p text:style-name="P4"><text:span text:style-name="T1"><text:s text:c="6"/></text:span><text:span text:style-name="T7">\hspace{0.5cm} </text:span><text:span text:style-name="T1">Nesta seção apresentarei a lógica modal baseada na lógica proposicional. Mas primeiramente, o que é lógica modal? Lógica modal é o estudo das proposições modais e as relações lógicas entre elas. Proposições modais são proposições que enunciam a maneira com que o predicado convém ao sujeito. Exemplos de proposições modais:</text:span><text:span text:style-name="T7">\\</text:span></text:p>
      <text:p text:style-name="P4"><text:span text:style-name="T1"><text:tab/></text:span><text:span text:style-name="T7">\hspace{0.8cm}</text:span><text:span text:style-name="T1">É possível que irá chover amanhã.</text:span><text:span text:style-name="T7">\\</text:span></text:p>
      <text:p text:style-name="P4"><text:span text:style-name="T1"><text:tab/></text:span><text:span text:style-name="T7">\hspace{0.8cm}</text:span><text:span text:style-name="T1">É possível para seres humanos viajarem até marte.</text:span><text:span text:style-name="T7">\\</text:span></text:p>
      <text:p text:style-name="P4"><text:span text:style-name="T1"><text:tab/></text:span><text:span text:style-name="T7">\hspace{0.8cm}</text:span><text:span text:style-name="T1">Necessariamente está(é necessário que esteja) chovendo aqui agora ou não.</text:span><text:span text:style-name="T7">\\</text:span></text:p>
      <text:p text:style-name="P4"><text:span text:style-name="T1"><text:s text:c="7"/></text:span><text:span text:style-name="T7">\hspace{0.5cm}</text:span><text:span text:style-name="T1">Usarei aqui os dois operadores modais necessidade </text:span><text:span text:style-name="T4">e</text:span><text:span text:style-name="T1"> possibilidade. Quando uma asserção usa o operador da necessidade, ela é necessariamente verdadeira, ou seja, não existe um mundo, situação ou estado em que ela seja falsa. Por outro lado , uma asserção pode ser </text:span><text:span text:style-name="T2">possível, ou seja, existe pelo menos um mundo, <text:s/>situação ou estado em que a asserção é verdadeira e podendo haver outras em que ela seja falsa. </text:span><text:span text:style-name="T7">\\</text:span></text:p>
      <text:p text:style-name="P4"><text:span text:style-name="T2"><text:s text:c="7"/></text:span><text:span text:style-name="T7">\hspace{0.5cm}</text:span><text:span text:style-name="T2"> O operador modal da necessidade aqui será o </text:span><text:span text:style-name="T3">$\Box$, logo sendo uma fórmula $\varphi$, $\Box$$\varphi$ é uma nova fórmula que se lê $\varphi$ necessário, cuja fórmula é necessariamente verdadeira.</text:span><text:span text:style-name="T1"> </text:span><text:span text:style-name="T3">O operador modal para possibilidade é o $\Diamond$, daí seguindo o mesmo raciocínio, temos $\Diamond$$\varphi$ como uma nova fórmula tal que a asserção possui leitura $\varphi$ possível.</text:span><text:span text:style-name="T7">\\</text:span></text:p>
      <text:p text:style-name="P4"><text:span text:style-name="T3"><text:s text:c="5"/></text:span><text:span text:style-name="T7">\hspace{0.5cm}</text:span><text:span text:style-name="T3"> <text:s text:c="3"/>A lógica modal serve como base para outras lógicas, e consequentemente, possui interpretações diferentes para os símbolos modais </text:span><text:span text:style-name="T4">já </text:span><text:span text:style-name="T3">determinados, <text:s/></text:span><text:span text:style-name="T4">ou</text:span><text:span text:style-name="T3"> como em alguns casos, um </text:span><text:span text:style-name="T4">acréscimo</text:span><text:span text:style-name="T3"> de seus operadores modais. Cito aqui alguns exemplos para lógicas com base na lógica modal:</text:span><text:span text:style-name="T7">\\</text:span></text:p>
      <text:p text:style-name="P4"><text:span text:style-name="T3"><text:s text:c="9"/></text:span><text:span text:style-name="T7">\hspace{0.8cm}</text:span><text:span text:style-name="T3"> Lógica temporal, que é uma lógica que representa a veracidade das proposições com o passar do tempo, ou seja, uma asserção pode ser sempre verdadeira no futuro, ou alguma vez no futuro. A saber, temos o operador $\Box$, como o representante de “sempre no futuro” e o operador $\Diamond$ como o operador de “alguma vez no futuro”</text:span></text:p>
      <text:p text:style-name="P4"><text:span text:style-name="T3"><text:s text:c="7"/></text:span><text:span text:style-name="T7">\hspace{0.8cm}</text:span><text:span text:style-name="T3"> </text:span><text:span text:style-name="T4">Lógica doêntica, que é a lógica conhecida como lógica das obrigações e permissões. Neste caso, temos o operador modal $\Box$ representando uma asserção obrigatória, e temos o operador $\Diamond$ representando a asserção que é permitida.</text:span></text:p>
      <text:p text:style-name="P4"><text:span text:style-name="T4"><text:s text:c="10"/></text:span><text:span text:style-name="T7">\hspace{0.8cm}</text:span><text:span text:style-name="T4"> A lógica epistêmica, também conhecida como a lógica do conhecimento, é uma lógica em que os símbolos modais são interpretados da seguinte forma: $\Box$ representa a asserção que é conhecida, ou seja, um agente i sabe $\varphi$, que tem expressão na forma de $\Box${{i}}$\varphi$. Similarmente, um agente i acredita <text:s/>em $\varphi$, cuja expressão equivale a $\Diamond${{i}}$\varphi$. Os símbolos modais <text:s/>$\Box$ e $\Diamond$costumeiramente são substituídos por K e B respectivamente. K vem do inglês Knowledge (conhecimento) e B de Belief (crença,acreditar).</text:span></text:p>
      <text:p text:style-name="P2"><text:span text:style-name="T4"/></text:p>
      <text:p text:style-name="P3"><text:span text:style-name="T4">Sintaxe:</text:span></text:p>
      <text:p text:style-name="P3"><text:span text:style-name="T4"/></text:p>
      <text:p text:style-name="P3"><text:span text:style-name="T4"><text:s text:c="10"/></text:span><text:span text:style-name="T5">Agora vou introduzir a sintaxe usada pela lógica modal proposicional. Irei faze-lo em dois passos: o primeiro é a definição do alfabeto e depois a li</text:span><text:span text:style-name="T6">n</text:span><text:span text:style-name="T5">guagem modal </text:span><text:span text:style-name="T6">induzida pelo alfabeto modal sobre o conjunto P.</text:span></text:p>
      <text:p text:style-name="P1"><text:span text:style-name="T1"><text:s text:c="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lton </meta:initial-creator>
    <meta:creation-date>2013-10-26T22:44:47</meta:creation-date>
    <dc:date>2013-10-26T23:51:21</dc:date>
    <dc:creator>nilton </dc:creator>
    <meta:editing-duration>PT00H51M23S</meta:editing-duration>
    <meta:editing-cycles>4</meta:editing-cycles>
    <meta:generator>BrOffice.org/3.2$Unix OpenOffice.org_project/320m19$Build-9505</meta:generator>
    <meta:document-statistic meta:table-count="0" meta:image-count="0" meta:object-count="0" meta:page-count="1" meta:paragraph-count="14" meta:word-count="460" meta:character-count="3138"/>
  </office:meta>
</office:document-meta>
</file>